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99" draw:textarea-horizontal-align="left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e6e6e6" draw:textarea-horizontal-align="justify" draw:textarea-vertical-align="middle" draw:auto-grow-height="false"/>
    </style:style>
    <style:style style:name="gr4" style:family="graphic" style:parent-style-name="standard">
      <style:graphic-properties draw:stroke="dash" draw:stroke-dash="Fine_20_Dashed" draw:fill-color="#ffff99" draw:textarea-horizontal-align="justify" draw:textarea-vertical-align="middle" draw:auto-grow-height="false"/>
    </style:style>
    <style:style style:name="gr5" style:family="graphic" style:parent-style-name="objectwithoutfill">
      <style:graphic-properties draw:stroke="dash" draw:stroke-dash="Fine_20_Dashed" draw:marker-end="Arrow" draw:marker-end-width="0.3cm" draw:fill="none" draw:textarea-horizontal-align="right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ff8080" draw:textarea-horizontal-align="left" draw:textarea-vertical-align="middle" draw:auto-grow-height="false"/>
    </style:style>
    <style:style style:name="gr9" style:family="graphic" style:parent-style-name="standard">
      <style:graphic-properties draw:fill-color="#ff8080" draw:textarea-horizontal-align="justify" draw:textarea-vertical-align="middle" draw:auto-grow-height="false"/>
    </style:style>
    <style:style style:name="gr10" style:family="graphic" style:parent-style-name="standard">
      <style:graphic-properties draw:fill="none" draw:textarea-horizontal-align="justify" draw:textarea-vertical-align="middle" draw:auto-grow-height="false"/>
    </style:style>
    <style:style style:name="gr1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12" style:family="graphic" style:parent-style-name="standard">
      <style:graphic-properties draw:fill="none" draw:textarea-horizontal-align="justify" draw:textarea-vertical-align="top" draw:auto-grow-height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fill-color="#ffff99" draw:textarea-horizontal-align="center" draw:textarea-vertical-align="middle" draw:auto-grow-height="false"/>
    </style:style>
    <style:style style:name="P1" style:family="paragraph">
      <style:paragraph-properties fo:text-align="center"/>
      <style:text-properties fo:font-size="12pt" style:font-size-asian="18pt" style:font-size-complex="18pt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7.5cm" svg:height="1.5cm" svg:x="10.5cm" svg:y="16.9cm">
          <text:p text:style-name="P1">doxia-module-xxx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cm" svg:x="1cm" svg:y="5.5cm">
          <text:p text:style-name="P1">mave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cm" svg:x="6cm" svg:y="4cm">
          <text:p text:style-name="P1">maven-site-plugi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cm" svg:height="1cm" draw:transform="rotate (1.5707963267949) translate (4.1cm 8.1cm)">
          <text:p text:style-name="P1">maven-plugin-api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5cm" svg:height="3.5cm" svg:x="9.5cm" svg:y="7.5cm">
          <text:p text:style-name="P1">report-mojos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cm" svg:x="10cm" svg:y="9.7cm">
          <text:p text:style-name="P1">reporting-impl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4.5cm" svg:height="1cm" svg:x="9.5cm" svg:y="5.5cm">
          <text:p text:style-name="P1">reporting-exe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7cm" svg:y="17.2cm">
          <text:p text:style-name="P1">xxx markup pars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3cm" svg:height="1cm" svg:x="23cm" svg:y="17.2cm">
          <text:p text:style-name="P1">xxx markup renderer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5cm" svg:height="1cm" svg:x="10cm" svg:y="7.7cm">
          <text:p text:style-name="P1">reporting-api</text:p>
          <draw:enhanced-geometry svg:viewBox="0 0 21600 21600" draw:type="rectangle" draw:enhanced-path="M 0 0 L 21600 0 21600 21600 0 21600 0 0 Z N"/>
        </draw:custom-shape>
        <draw:line draw:style-name="gr5" draw:text-style-name="P2" draw:layer="layout" svg:x1="3.5cm" svg:y1="6cm" svg:x2="9.5cm" svg:y2="10cm">
          <text:p text:style-name="P2">(when invoked<text:line-break/>directly as Mojo)</text:p>
        </draw:line>
        <draw:line draw:style-name="gr6" draw:text-style-name="P3" draw:layer="layout" svg:x1="3.5cm" svg:y1="6cm" svg:x2="6cm" svg:y2="4.5cm">
          <text:p/>
        </draw:line>
        <draw:line draw:style-name="gr6" draw:text-style-name="P3" draw:layer="layout" svg:x1="10cm" svg:y1="4.5cm" svg:x2="11.5cm" svg:y2="7.5cm">
          <text:p/>
        </draw:line>
        <draw:custom-shape draw:style-name="gr1" draw:text-style-name="P1" draw:layer="layout" svg:width="17.5cm" svg:height="1.5cm" svg:x="10.5cm" svg:y="12.6cm">
          <text:p text:style-name="P1">doxia-module-xhtml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cm" svg:height="1cm" svg:x="17cm" svg:y="12.9cm">
          <text:p text:style-name="P1">xhtml markup parser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4.5cm" svg:height="1cm" svg:x="23cm" svg:y="12.9cm">
          <text:p text:style-name="P1">xhtml markup renderer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2.6cm" svg:height="1.5cm" svg:x="10.5cm" svg:y="14.8cm">
          <text:p text:style-name="P1">doxia-module-markdown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.2cm" svg:height="1cm" svg:x="15.8cm" svg:y="15.1cm">
          <text:p text:style-name="P1">markdown markup parser<text:line-break/>= pegdown = html renderer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9cm" svg:y1="15.1cm" svg:x2="19cm" svg:y2="14.1cm">
          <text:p/>
        </draw:line>
        <draw:line draw:style-name="gr7" draw:text-style-name="P3" draw:layer="layout" svg:x1="14cm" svg:y1="9.5cm" svg:x2="21.5cm" svg:y2="9.5cm">
          <text:p/>
        </draw:line>
        <draw:custom-shape draw:style-name="gr8" draw:text-style-name="P1" draw:layer="layout" svg:width="11cm" svg:height="1cm" svg:x="16cm" svg:y="4cm">
          <text:p text:style-name="P1">site-renderer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4cm" svg:height="1cm" svg:x="16.5cm" svg:y="2cm">
          <text:p text:style-name="P1">decoration-model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4.2cm" svg:height="1cm" svg:x="20.8cm" svg:y="2cm">
          <text:p text:style-name="P1">Skins<text:line-break/>(reusable templates)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10cm" svg:y1="4.5cm" svg:x2="16cm" svg:y2="4.5cm">
          <text:p/>
        </draw:line>
        <draw:custom-shape draw:style-name="gr10" draw:text-style-name="P1" draw:layer="layout" svg:width="2cm" svg:height="1cm" svg:x="14cm" svg:y="2cm">
          <text:p text:style-name="P1">velocity</text:p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5.5cm" svg:height="1cm" draw:transform="rotate (1.5707963267949) translate (21.5cm 19.2cm)">
          <text:p text:style-name="P1">doxia-sink-api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5cm" svg:y1="5cm" svg:x2="25cm" svg:y2="12.5cm">
          <text:p/>
        </draw:line>
        <draw:line draw:style-name="gr6" draw:text-style-name="P3" draw:layer="layout" svg:x1="18.5cm" svg:y1="4cm" svg:x2="18.5cm" svg:y2="3cm">
          <text:p/>
        </draw:line>
        <draw:line draw:style-name="gr6" draw:text-style-name="P3" draw:layer="layout" svg:x1="18.5cm" svg:y1="4.001cm" svg:x2="22cm" svg:y2="3cm">
          <text:p/>
        </draw:line>
        <draw:line draw:style-name="gr6" draw:text-style-name="P3" draw:layer="layout" svg:x1="18.5cm" svg:y1="5cm" svg:x2="18.5cm" svg:y2="11.5cm">
          <text:p/>
        </draw:line>
        <draw:custom-shape draw:style-name="gr12" draw:text-style-name="P3" draw:layer="layout" svg:width="5.5cm" svg:height="7.5cm" svg:x="15.7cm" svg:y="11.5cm">
          <text:p text:style-name="P3">Markup parsers</text:p>
          <draw:enhanced-geometry svg:viewBox="0 0 21600 21600" draw:type="rectangle" draw:enhanced-path="M 0 0 L 21600 0 21600 21600 0 21600 0 0 Z N"/>
        </draw:custom-shape>
        <draw:frame draw:style-name="gr13" draw:text-style-name="P2" draw:layer="layout" svg:width="2.695cm" svg:height="1.207cm" svg:x="17.2cm" svg:y="5.8cm">
          <draw:text-box>
            <text:p text:style-name="P2">handwritten<text:line-break/>content</text:p>
          </draw:text-box>
        </draw:frame>
        <draw:frame draw:style-name="gr13" draw:text-style-name="P2" draw:layer="layout" svg:width="1.899cm" svg:height="1.207cm" svg:x="15.237cm" svg:y="8.9cm">
          <draw:text-box>
            <text:p text:style-name="P2">reports<text:line-break/>content</text:p>
          </draw:text-box>
        </draw:frame>
        <draw:frame draw:style-name="gr13" draw:text-style-name="P2" draw:layer="layout" svg:width="4.659cm" svg:height="1.685cm" svg:x="22.741cm" svg:y="7.6cm">
          <draw:text-box>
            <text:p text:style-name="P2">Site output</text:p>
            <text:p text:style-name="P2">= (content + template)</text:p>
            <text:p text:style-name="P2">rendering</text:p>
          </draw:text-box>
        </draw:frame>
        <draw:line draw:style-name="gr6" draw:text-style-name="P3" draw:layer="layout" svg:x1="18.5cm" svg:y1="3.992cm" svg:x2="15.5cm" svg:y2="3cm">
          <text:p/>
        </draw:line>
        <draw:custom-shape draw:style-name="gr14" draw:text-style-name="P1" draw:layer="layout" svg:width="2.5cm" svg:height="1cm" svg:x="1.5cm" svg:y="14cm">
          <text:p text:style-name="P1">Doxia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5cm" svg:height="1cm" svg:x="1.5cm" svg:y="12.5cm">
          <text:p text:style-name="P1">Maven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5cm" svg:height="1cm" svg:x="1.5cm" svg:y="15.5cm">
          <text:p text:style-name="P1">Doxia Site Tools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37M15S</meta:editing-duration>
    <meta:editing-cycles>7</meta:editing-cycles>
    <meta:generator>LibreOffice/4.2.7.2$Linux_X86_64 LibreOffice_project/420m0$Build-2</meta:generator>
    <dc:date>2015-04-15T16:12:08.760580085</dc:date>
    <meta:document-statistic meta:object-count="38"/>
  </office:meta>
</office:document-meta>
</file>